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  <table:table-cell table:formula="of:=SUM([.H4];[.H33];[.H62];[.H92];[.H122])" office:value-type="float" office:value="8016.91127027054" calcext:value-type="float">
            <text:p>8016.9112702705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24" office:value-type="date" office:date-value="2016-06-07" calcext:value-type="date">
            <text:p>06/07/16</text:p>
          </table:table-cell>
          <table:table-cell office:value-type="float" office:value="9300" calcext:value-type="float">
            <text:p>9300</text:p>
          </table:table-cell>
          <table:table-cell office:value-type="float" office:value="9500" calcext:value-type="float">
            <text:p>9500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table:style-name="ce2" table:formula="of:=SUM([.B3:.F3])" office:value-type="float" office:value="28200" calcext:value-type="float">
            <text:p>282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79400" calcext:value-type="float">
            <text:p>179400</text:p>
          </table:table-cell>
          <table:table-cell table:formula="of:=SUM([.H4];[.H33];[.H62];[.H92];[.L125];[.H122])" office:value-type="float" office:value="8016.91127027054" calcext:value-type="float">
            <text:p>8016.9112702705</text:p>
          </table:table-cell>
          <table:table-cell table:formula="of:=SUM([.J4];[.K4])" office:value-type="float" office:value="9500" calcext:value-type="float">
            <text:p>95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81400" calcext:value-type="float">
            <text:p>181400</text:p>
          </table:table-cell>
          <table:table-cell table:formula="of:=SUM([.H5];[.H34];[.H63];[.H93];[.L126];[.H123])" office:value-type="float" office:value="7247.34605287923" calcext:value-type="float">
            <text:p>7247.3460528792</text:p>
          </table:table-cell>
          <table:table-cell table:formula="of:=SUM([.K5];[.J5])"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2000" calcext:value-type="float">
            <text:p>-2000</text:p>
          </table:table-cell>
          <table:table-cell table:formula="of:=SUM([.H6];[.H35];[.H64];[.H94];[.L127];[.H124])" office:value-type="float" office:value="4475.00103519669" calcext:value-type="float">
            <text:p>4475.0010351967</text:p>
          </table:table-cell>
          <table:table-cell table:formula="of:=SUM([.K6];[.J6])" office:value-type="float" office:value="7600" calcext:value-type="float">
            <text:p>7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616.91127027054" calcext:value-type="float">
            <text:p>7616.9112702705</text:p>
          </table:table-cell>
          <table:table-cell table:formula="of:=SUM([.K7];[.J7])" office:value-type="float" office:value="14400" calcext:value-type="float">
            <text:p>14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340.47016751365" calcext:value-type="float">
            <text:p>6340.4701675137</text:p>
          </table:table-cell>
          <table:table-cell table:formula="of:=SUM([.K8];[.J8])" office:value-type="float" office:value="2400" calcext:value-type="float">
            <text:p>2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9:.F29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952.97016751365" calcext:value-type="float">
            <text:p>5952.9701675137</text:p>
          </table:table-cell>
          <table:table-cell table:formula="of:=SUM([.K9];[.J9])" office:value-type="float" office:value="9400" calcext:value-type="float">
            <text:p>9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0];[.H39];[.H68];[.H98];[.L131];[.H128])" office:value-type="float" office:value="8016.91127027054" calcext:value-type="float">
            <text:p>8016.9112702705</text:p>
          </table:table-cell>
          <table:table-cell table:formula="of:=SUM([.K10];[.J10])" office:value-type="float" office:value="7750" calcext:value-type="float">
            <text:p>775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016.91127027054" calcext:value-type="float">
            <text:p>8016.9112702705</text:p>
          </table:table-cell>
          <table:table-cell table:formula="of:=SUM([.K11];[.J11])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29];[.C29];[.E29];[.F29])" office:value-type="float" office:value="767.5" calcext:value-type="float">
            <text:p>767.5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459.56954639563" calcext:value-type="float">
            <text:p>6459.5695463956</text:p>
          </table:table-cell>
          <table:table-cell table:formula="of:=SUM([.K12];[.J12])" office:value-type="float" office:value="8950" calcext:value-type="float">
            <text:p>8950</text:p>
          </table:table-cell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C29:.F29])" office:value-type="float" office:value="771.666666666667" calcext:value-type="float">
            <text:p>771.666666666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6815.12555598482" calcext:value-type="float">
            <text:p>6815.1255559848</text:p>
          </table:table-cell>
          <table:table-cell table:formula="of:=SUM([.K13];[.J13])" office:value-type="float" office:value="4500" calcext:value-type="float">
            <text:p>450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Mariam</text:p>
          </table:table-cell>
          <table:table-cell table:number-columns-repeated="2" office:value-type="string" calcext:value-type="string">
            <text:p>-Movses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016.91127027054" calcext:value-type="float">
            <text:p>8016.9112702705</text:p>
          </table:table-cell>
          <table:table-cell table:formula="of:=SUM([.K14];[.J14])" office:value-type="float" office:value="7800" calcext:value-type="float">
            <text:p>7800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2" office:value-type="string" calcext:value-type="string">
            <text:p>-Vahe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016.91127027054" calcext:value-type="float">
            <text:p>8016.9112702705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016.91127027054" calcext:value-type="float">
            <text:p>8016.9112702705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29:.F29])" office:value-type="float" office:value="1159.16666666667" calcext:value-type="float">
            <text:p>1159.1666666667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65.91012610578" calcext:value-type="float">
            <text:p>4865.9101261058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9];[.D29])" office:value-type="float" office:value="771.666666666667" calcext:value-type="float">
            <text:p>771.6666666667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3922.66781083143" calcext:value-type="float">
            <text:p>3922.667810831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016.91127027054" calcext:value-type="float">
            <text:p>8016.9112702705</text:p>
          </table:table-cell>
          <table:table-cell table:formula="of:=SUM([.J19];[.K19])" office:value-type="float" office:value="8900" calcext:value-type="float">
            <text:p>8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D29:.F29])" office:value-type="float" office:value="391.666666666667" calcext:value-type="float">
            <text:p>391.666666666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7000" calcext:value-type="float">
            <text:p>7000</text:p>
          </table:table-cell>
          <table:table-cell/>
          <table:table-cell table:formula="of:=SUM([.H20];[.H49];[.H78];[.H108];[.L141];[.H138])" office:value-type="float" office:value="7249.41127027054" calcext:value-type="float">
            <text:p>7249.4112702705</text:p>
          </table:table-cell>
          <table:table-cell table:formula="of:=SUM([.J20];[.K20])" office:value-type="float" office:value="7100" calcext:value-type="float">
            <text:p>7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016.91127027054" calcext:value-type="float">
            <text:p>8016.9112702705</text:p>
          </table:table-cell>
          <table:table-cell table:formula="of:=SUM([.J21];[.K21])" office:value-type="float" office:value="6200" calcext:value-type="float">
            <text:p>62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6856.10577827969" calcext:value-type="float">
            <text:p>6856.1057782797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016.91127027054" calcext:value-type="float">
            <text:p>8016.9112702705</text:p>
          </table:table-cell>
          <table:table-cell table:formula="of:=SUM([.J23];[.K23])"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];[.C29])" office:value-type="float" office:value="767.5" calcext:value-type="float">
            <text:p>767.5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067.48062844859" calcext:value-type="float">
            <text:p>6067.4806284486</text:p>
          </table:table-cell>
          <table:table-cell table:formula="of:=SUM([.J24];[.K24])" office:value-type="float" office:value="8400" calcext:value-type="float">
            <text:p>84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D29];[.F29])" office:value-type="float" office:value="1159.16666666667" calcext:value-type="float">
            <text:p>1159.1666666667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6035.73302822273" calcext:value-type="float">
            <text:p>6035.733028222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7260.3895311401" calcext:value-type="float">
            <text:p>7260.3895311401</text:p>
          </table:table-cell>
          <table:table-cell table:formula="of:=SUM([.J26];[.K26])" office:value-type="float" office:value="6900" calcext:value-type="float">
            <text:p>69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9:.F29])" office:value-type="float" office:value="1159.16666666667" calcext:value-type="float">
            <text:p>1159.1666666667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7564.27969132317" calcext:value-type="float">
            <text:p>7564.2796913232</text:p>
          </table:table-cell>
          <table:table-cell office:value-type="float" office:value="8000" calcext:value-type="float">
            <text:p>8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29:.F29])" office:value-type="float" office:value="1159.16666666667" calcext:value-type="float">
            <text:p>1159.1666666667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016.91127027054" calcext:value-type="float">
            <text:p>8016.911270270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4" office:value-type="float" office:value="387.5" calcext:value-type="float">
            <text:p>387.5</text:p>
          </table:table-cell>
          <table:table-cell table:formula="of:=[.C3]/25" office:value-type="float" office:value="380" calcext:value-type="float">
            <text:p>380</text:p>
          </table:table-cell>
          <table:table-cell table:formula="of:=[.D3]/24" office:value-type="float" office:value="391.666666666667" calcext:value-type="float">
            <text:p>391.6666666667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6265.8333333333" calcext:value-type="float">
            <text:p>26265.8333333333</text:p>
          </table:table-cell>
          <table:table-cell table:number-columns-repeated="2"/>
          <table:table-cell table:style-name="ce2" table:formula="of:=SUM([.K4:.K27])" office:value-type="float" office:value="244800" calcext:value-type="float">
            <text:p>244800</text:p>
          </table:table-cell>
          <table:table-cell table:formula="of:=SUM([.H29];[.H152])" office:value-type="float" office:value="26265.8333333333" calcext:value-type="float">
            <text:p>26265.8333333333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ce16" office:value-type="float" office:value="8800" calcext:value-type="float">
            <text:p>88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488.50517598344" calcext:value-type="float">
            <text:p>1488.505175983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formula="of:=SUM([.B88:.F88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840.67908902692" calcext:value-type="float">
            <text:p>1840.6790890269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D88];[.F88])" office:value-type="float" office:value="1132.50517598344" calcext:value-type="float">
            <text:p>1132.505175983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E88])" office:value-type="float" office:value="1488.50517598344" calcext:value-type="float">
            <text:p>1488.505175983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E88])" office:value-type="float" office:value="1064.69565217391" calcext:value-type="float">
            <text:p>1064.6956521739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484.15734989648" calcext:value-type="float">
            <text:p>1484.15734989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840.67908902692" calcext:value-type="float">
            <text:p>1840.679089026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840.67908902692" calcext:value-type="float">
            <text:p>1840.679089026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16.86956521739" calcext:value-type="float">
            <text:p>1416.8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3" office:value-type="float" office:value="352.173913043478" calcext:value-type="float">
            <text:p>352.1739130435</text:p>
          </table:table-cell>
          <table:table-cell table:formula="of:=[.D61]/23" office:value-type="float" office:value="356.521739130435" calcext:value-type="float">
            <text:p>356.5217391304</text:p>
          </table:table-cell>
          <table:table-cell table:formula="of:=[.E61]/25" office:value-type="float" office:value="356" calcext:value-type="float">
            <text:p>356</text:p>
          </table:table-cell>
          <table:table-cell table:formula="of:=[.F61]/23" office:value-type="float" office:value="352.173913043478" calcext:value-type="float">
            <text:p>352.1739130435</text:p>
          </table:table-cell>
          <table:table-cell/>
          <table:table-cell table:style-name="ce2" table:formula="of:=SUM([.H62:.H87])" office:value-type="float" office:value="42200.5217391305" calcext:value-type="float">
            <text:p>42200.5217391305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6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6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table:number-columns-repeated="2"/>
          <table:table-cell table:style-name="ce2" table:formula="of:=SUM([.B121:.F121])" office:value-type="float" office:value="25000" calcext:value-type="float">
            <text:p>250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8:.F148])" office:value-type="float" office:value="852.631578947369" calcext:value-type="float">
            <text:p>852.63157894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48];[.D148];[.E148];[.F148])" office:value-type="float" office:value="800" calcext:value-type="float">
            <text:p>80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table:number-columns-repeated="3"/>
          <table:table-cell table:formula="of:=SUM([.C148:.F148])" office:value-type="float" office:value="852.631578947369" calcext:value-type="float">
            <text:p>852.63157894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Mane</text:p>
          </table:table-cell>
          <table:table-cell office:value-type="string" calcext:value-type="string">
            <text:p>-Stepan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/>
          <table:table-cell table:formula="of:=SUM([.B148:.F148])" office:value-type="float" office:value="1252.63157894737" calcext:value-type="float">
            <text:p>1252.63157894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Mane</text:p>
          </table:table-cell>
          <table:table-cell/>
          <table:table-cell office:value-type="string" calcext:value-type="string">
            <text:p>-Nane</text:p>
          </table:table-cell>
          <table:table-cell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N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Jirayr</text:p>
          </table:table-cell>
          <table:table-cell table:number-columns-repeated="4"/>
          <table:table-cell table:formula="of:=SUM([.B148:.F148])" office:value-type="float" office:value="1252.63157894737" calcext:value-type="float">
            <text:p>1252.63157894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D148];[.F148])" office:value-type="float" office:value="800" calcext:value-type="float">
            <text:p>800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E148])" office:value-type="float" office:value="1252.63157894737" calcext:value-type="float">
            <text:p>1252.631578947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C148];[.E148];[.F148])" office:value-type="float" office:value="852.631578947369" calcext:value-type="float">
            <text:p>852.63157894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];[.D148];[.E148];[.F148])" office:value-type="float" office:value="800" calcext:value-type="float">
            <text:p>800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8:.F148])" office:value-type="float" office:value="1252.63157894737" calcext:value-type="float">
            <text:p>1252.63157894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8:.F148])" office:value-type="float" office:value="1252.63157894737" calcext:value-type="float">
            <text:p>1252.63157894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21" office:value-type="float" office:value="400" calcext:value-type="float">
            <text:p>400</text:p>
          </table:table-cell>
          <table:table-cell table:formula="of:=[.E121]/23" office:value-type="float" office:value="0" calcext:value-type="float">
            <text:p>0</text:p>
          </table:table-cell>
          <table:table-cell table:formula="of:=[.F121]/20" office:value-type="float" office:value="0" calcext:value-type="float">
            <text:p>0</text:p>
          </table:table-cell>
          <table:table-cell/>
          <table:table-cell table:style-name="ce2" table:formula="of:=SUM([.H122:.H147])" office:value-type="float" office:value="25000" calcext:value-type="float">
            <text:p>25000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9:28:17.397204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3T20:12:42.906969395</dc:date>
    <meta:editing-duration>P9DT1H38M52S</meta:editing-duration>
    <meta:editing-cycles>2868</meta:editing-cycles>
    <meta:generator>LibreOffice/4.2.6.3$Linux_X86_64 LibreOffice_project/420m0$Build-3</meta:generator>
    <meta:document-statistic meta:table-count="16" meta:cell-count="7413" meta:object-count="0"/>
  </office:meta>
</office:document-meta>
</file>